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T1" style:family="text">
      <style:text-properties fo:language="en" fo:country="US" officeooo:rsid="00058693"/>
    </style:style>
    <style:style style:name="T2" style:family="text">
      <style:text-properties officeooo:rsid="000586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Strong_20_Emphasis"><text:span text:style-name="T1">A</text:span></text:span></text:span><text:span text:style-name="Strong_20_Emphasis">utomatically Organize Files into Folders with Python (Beginner-Friendly Automation) </text:span></text:p>
      <text:h text:style-name="Heading_20_1" text:outline-level="1"><text:span text:style-name="Strong_20_Emphasis">YouTube Description (SEO-Optimized + Professional)</text:span></text:h>
      <text:p text:style-name="Text_20_body"><text:span text:style-name="Strong_20_Emphasis">Learn how to automatically organize your files into folders using Python!</text:span><text:line-break/>In this beginner-friendly automation tutorial, you’ll build a Python script that sorts files by type and moves them into the correct folders — instantly.</text:p>
      <text:p text:style-name="Text_20_body">This is a great real-world automation project for beginners, students, and anyone who works with lots of files.</text:p>
      <text:p text:style-name="Text_20_body">In this video, you’ll learn:<text:line-break/>✔ How to use Python’s <text:span text:style-name="Strong_20_Emphasis">os</text:span> module to read files<text:line-break/>✔ How to detect file extensions<text:line-break/>✔ How to automatically create folders<text:line-break/>✔ How to move files using <text:span text:style-name="Strong_20_Emphasis">shutil.move()</text:span><text:line-break/>✔ How to build a complete file-organizing script from scratch<text:line-break/>✔ A perfect Python automation project for beginners</text:p>
      <text:p text:style-name="Text_20_body">This method works for any file type, including:<text:line-break/>📄 Text files (.txt)<text:line-break/>🖼 Images (.jpg, .png)<text:line-break/>📘 PDFs (.pdf)<text:line-break/>📊 Spreadsheets (.csv, .xlsx)<text:line-break/>…and more!</text:p>
      <text:p text:style-name="Text_20_body">Upload messy files → run the script → everything gets organized automatically.</text:p>
      <text:p text:style-name="Horizontal_20_Line"/>
      <text:h text:style-name="Heading_20_2" text:outline-level="2">💻 <text:span text:style-name="Strong_20_Emphasis">Final Code Used in the Video</text:span></text:h>
      <text:p text:style-name="P1"><text:span text:style-name="Source_20_Text">import os</text:span></text:p>
      <text:p text:style-name="P1"><text:span text:style-name="Source_20_Text">import shutil</text:span></text:p>
      <text:p text:style-name="P1"/>
      <text:p text:style-name="P1"><text:span text:style-name="Source_20_Text">folder_path = "./Files"</text:span></text:p>
      <text:p text:style-name="P1"/>
      <text:p text:style-name="P1"><text:span text:style-name="Source_20_Text">files = os.listdir(folder_path)</text:span></text:p>
      <text:p text:style-name="P1"/>
      <text:p text:style-name="P1"><text:span text:style-name="Source_20_Text">for file in files:</text:span></text:p>
      <text:p text:style-name="P1"><text:span text:style-name="Source_20_Text"><text:s text:c="4"/>name, extension = os.path.splitext(file)</text:span></text:p>
      <text:p text:style-name="P1"/>
      <text:p text:style-name="P1"><text:span text:style-name="Source_20_Text"><text:s text:c="4"/>extension_folder = extension.replace(".", "").upper()</text:span></text:p>
      <text:p text:style-name="P1"/>
      <text:p text:style-name="P1"><text:span text:style-name="Source_20_Text"><text:s text:c="4"/>new_folder = os.path.join(folder_path, extension_folder)</text:span></text:p>
      <text:p text:style-name="P1"/>
      <text:p text:style-name="P1"><text:span text:style-name="Source_20_Text"><text:s text:c="4"/>if not os.path.exists(new_folder):</text:span></text:p>
      <text:p text:style-name="P1"><text:span text:style-name="Source_20_Text"><text:s text:c="8"/>os.makedirs(new_folder)</text:span></text:p>
      <text:p text:style-name="P1"/>
      <text:p text:style-name="P1"><text:span text:style-name="Source_20_Text"><text:s text:c="4"/>old_path = os.path.join(folder_path, file)</text:span></text:p>
      <text:p text:style-name="P1"><text:span text:style-name="Source_20_Text"><text:s text:c="4"/>new_path = os.path.join(new_folder, file)</text:span></text:p>
      <text:p text:style-name="P1"/>
      <text:p text:style-name="P2"><text:span text:style-name="Source_20_Text"><text:s text:c="4"/>shutil.move(old_path, new_path)</text:span></text:p>
      <text:p text:style-name="Horizontal_20_Line"><text:soft-page-break/></text:p>
      <text:h text:style-name="Heading_20_2" text:outline-level="2">📌 <text:span text:style-name="Strong_20_Emphasis">Timestamps</text:span></text:h>
      <text:p text:style-name="Text_20_body">00:00 • Intro<text:line-break/>00:15 • Project setup<text:line-break/>00:45 • Importing os and shutil<text:line-break/>01:20 • Reading files in the folder<text:line-break/>02:00 • Detecting file extensions<text:line-break/>02:30 • Creating folders automatically<text:line-break/>03:15 • Moving files<text:line-break/>04:00 • Full script walkthrough<text:line-break/>05:00 • Final result<text:line-break/>05:30 • Outro</text:p>
      <text:p text:style-name="Horizontal_20_Line"/>
      <text:h text:style-name="Heading_20_2" text:outline-level="2">🐍 <text:span text:style-name="Strong_20_Emphasis">More Python Automation Coming Soon!</text:span></text:h>
      <text:p text:style-name="Text_20_body">Subscribe to AutoPyHub for more tutorials on:<text:line-break/>• Automating downloads<text:line-break/>• Auto-sorting documents<text:line-break/>• Creating cleanup scripts<text:line-break/>• Renaming files dynamically<text:line-break/>• Python tips for beginners<text:line-break/>• Real automation projects</text:p>
      <text:p text:style-name="Horizontal_20_Line"/>
      <text:h text:style-name="Heading_20_1" text:outline-level="1">⭐ <text:span text:style-name="Strong_20_Emphasis">Hashtags (Place at Bottom)</text:span></text:h>
      <text:p text:style-name="P2"><text:span text:style-name="Source_20_Text">#python #pythonautomation #pythonbeginner #coding #automation #pythonprojects #learnpython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0T07:49:41.119000000</meta:creation-date>
    <dc:date>2025-11-20T07:51:47.956000000</dc:date>
    <meta:editing-duration>PT2M8S</meta:editing-duration>
    <meta:editing-cycles>1</meta:editing-cycles>
    <meta:document-statistic meta:table-count="0" meta:image-count="0" meta:object-count="0" meta:page-count="2" meta:paragraph-count="27" meta:word-count="298" meta:character-count="2107" meta:non-whitespace-character-count="1798"/>
    <meta:generator>LibreOffice/7.3.4.2$Windows_X86_64 LibreOffice_project/728fec16bd5f605073805c3c9e7c4212a0120dc5</meta:generator>
  </office:meta>
</office:document-meta>
</file>